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cbac"/>
    </style:style>
    <style:style style:name="P2" style:family="paragraph" style:parent-style-name="Text_20_body">
      <style:text-properties officeooo:paragraph-rsid="003972f1"/>
    </style:style>
    <style:style style:name="P3" style:family="paragraph" style:parent-style-name="Quotations">
      <style:paragraph-properties fo:text-align="center" style:justify-single-word="false"/>
    </style:style>
    <style:style style:name="P4" style:family="paragraph" style:parent-style-name="Title">
      <style:text-properties fo:font-size="26pt" style:font-size-asian="26pt" style:font-size-complex="26pt"/>
    </style:style>
    <style:style style:name="T1" style:family="text">
      <style:text-properties officeooo:rsid="0013ac96"/>
    </style:style>
    <style:style style:name="T2" style:family="text">
      <style:text-properties officeooo:rsid="00153765"/>
    </style:style>
    <style:style style:name="T3" style:family="text">
      <style:text-properties officeooo:rsid="00156933"/>
    </style:style>
    <style:style style:name="T4" style:family="text">
      <style:text-properties officeooo:rsid="001a9262"/>
    </style:style>
    <style:style style:name="T5" style:family="text">
      <style:text-properties officeooo:rsid="001e0dae"/>
    </style:style>
    <style:style style:name="T6" style:family="text">
      <style:text-properties officeooo:rsid="001f0b9a"/>
    </style:style>
    <style:style style:name="T7" style:family="text">
      <style:text-properties officeooo:rsid="002b17c6"/>
    </style:style>
    <style:style style:name="T8" style:family="text">
      <style:text-properties officeooo:rsid="002df7b7"/>
    </style:style>
    <style:style style:name="T9" style:family="text">
      <style:text-properties officeooo:rsid="00316a32"/>
    </style:style>
    <style:style style:name="T10" style:family="text">
      <style:text-properties officeooo:rsid="0034161f"/>
    </style:style>
    <style:style style:name="T11" style:family="text">
      <style:text-properties officeooo:rsid="0034560a"/>
    </style:style>
    <style:style style:name="T12" style:family="text">
      <style:text-properties officeooo:rsid="0035f96d"/>
    </style:style>
    <style:style style:name="T13" style:family="text">
      <style:text-properties officeooo:rsid="00498d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基于多GPU的动态图更新和处理机制研究</text:p>
      <text:p text:style-name="Title">开题报告</text:p>
      <text:p text:style-name="P3">U201614531 <text:s text:c="2"/>CS1601 <text:s text:c="2"/>刘本嵩</text:p>
      <text:h text:style-name="Heading_20_1" text:outline-level="1">主要内容</text:h>
      <text:p text:style-name="Text_20_body"><text:s text:c="6"/>GPU已被广泛用于加速图计算。然而，在现实世界中，诸如万维网、社交网和用户交易网是经常发生动态变化的。然而，现有GPU上的的动态图处理系统主要使用纯GPU进行处理。对于动态图的更新和处理，都没有充分的利用计算机的所有计算资源。因此，如何有效在CPU-GPU混合系统上，同时利用CPU和GPU的可用资源，进行动态图更新和处理是一个急需解决的问题。此研究主要考虑如何合理地调度混合CPU-GPU的计算资源来提高动态图更新的速度，并且获得CPU和GPU上的高利用率。</text:p>
      <text:h text:style-name="Heading_20_1" text:outline-level="1">目的要求</text:h>
      <text:p text:style-name="Text_20_body">1. 熟悉 Linux 操作系统、图算法、图计算系统和 GPU 的基础知识,通过毕业设计加深对现有系统上动态图更新和处理机制的理解.</text:p>
      <text:p text:style-name="Text_20_body">2. 熟悉 C++,CUDA 编程,学习并了解动态图系统上目前典型图存储方式和处理模型.</text:p>
      <text:p text:style-name="Text_20_body">3. 在开源系统上测试现有典型动态图系统的扩展性等特征,实现一套同时利用CPU和GPU进行动态图更新的策略。提高系统的计算资源利用率,并设计实验检测所提方法的效果.</text:p>
      <text:p text:style-name="Text_20_body">4. 严格遵守毕设时间计划,完成论文以及相关工作,符合答辩要求.</text:p>
      <text:h text:style-name="Heading_20_1" text:outline-level="1">现有研究成果</text:h>
      <text:p text:style-name="Text_20_body"><text:s text:c="6"/>在纯GPU的高性能动态图更新算法中,VLDB<text:span text:style-name="T1">2017中提出的</text:span>GPMA<text:span text:style-name="T1">+算法在纯GPU的动态图更新方面性能较好.经测试, GPU核利用率可以达到70%左右 由于同时期的DCSR不能支持高效的删除和搜索, 因此没有进行比较. 我正在完成的系统中GPU侧的数据结构, 可能会参考GPMA+的设计.</text:span></text:p>
      <text:p text:style-name="Text_20_body"><text:soft-page-break/><text:s text:c="6"/>在对动态图进行分区处理的分区策略方面, VLDB<text:span text:style-name="T2">2019的一篇论文讨论了包含1D, 2D和其他策略等多种分区方式, 它主要对于多GPU的情形, 论证了CVC这种分区方式更有利于不同运算单元间的高效交流, 其中的思想对新的系统设计也有很大参考价值.</text:span></text:p>
      <text:p text:style-name="Text_20_body"><text:s text:c="6"/>在PPOPP<text:span text:style-name="T3">2016和PPOPP2017中, 我注意到了两个关于多GPU图处理任务的库, 分别是Gunrock和Groute. Gunrock对图操作进行了抽象, 提供了更简单的API, 并针对GPU计算进行了一些优化. 而Groute在Gunrock的基础上, 针对多GPU系统的通信优化问题提供了对应的高层抽象, 以及Distributed Worklists, Pipelined Operation等优化, 大大降低了GPU间和CPU间的通信延迟带来的性能损失. 这些设计方案同样可以在我们的CPU/GPU混合系统上实现. </text:span></text:p>
      <text:p text:style-name="Text_20_body"><text:s text:c="6"/>在TACO<text:span text:style-name="T5">2016中, 注意到动态图中不同Snapshots的相似性, 提出了Fe</text:span><text:span text:style-name="T6">tch Amortization和Processing Amortization的方法, 来降低IO负载和减少不必要的计算. 后来, </text:span><text:span text:style-name="T4">GraPU在此基础上, 针对快速更新的动态图提出了在Buffer Node对Updates进行PreCompute, 以及通过划分Component与Subgraph来平衡不同计算单元workload的方法.</text:span></text:p>
      <text:h text:style-name="Heading_20_1" text:outline-level="1">要改进和解决的问题</text:h>
      <text:p text:style-name="Text_20_body"><text:s text:c="6"/>在GPMA和GPMA<text:span text:style-name="T7">+算法中, 都是使用纯GPU来进行计算的. 尽管GPMA+已经针对多核进行了充分的优化, 但CPU到GPU的数据传输延迟仍然对性能造成主要影响. 如果能够将部分数据交由CPU和主存进行处理, 就可以降低任务延迟, 减少计算过程中IO等待时间的浪费, 并因此达到更高的吞吐量.</text:span></text:p>
      <text:p text:style-name="Text_20_body"><text:s text:c="6"/>同时, 在我们的测试中发现, GPMA<text:span text:style-name="T8">+的GPU核心使用率可以达到70%左右, 但CPU却只有一个核心在工作.如果能够同时发挥CPU和GPU的计算能力, 就能够更充分的利用CPU靠近主存的优势, 进一步提升动态图更新任务的性能. </text:span></text:p>
      <text:h text:style-name="Heading_20_1" text:outline-level="1">预计方案</text:h>
      <text:p text:style-name="Text_20_body"><text:s text:c="6"/>将动态图按照一定的策略进行分区, 一部分保存在GPU的GDDR<text:span text:style-name="T9">6显存中, 另一部分保存在CPU能直接访问的DDR4主存中. 对动态图进行增加和删除操作时, CPU先按照既定的分区策略将Updates进行分类, 将GDDR负责的分区通过PCIE交给GPU的核心进行处理, 同时CPU的核心对CPU所负责的分区进行处理.</text:span></text:p>
      <text:p text:style-name="P2"><text:soft-page-break/><text:s text:c="6"/>同时, 当主存和显存的workload有明显不平衡时, 需要调整分区大小来进行re-<text:span text:style-name="T10">balance. 具体的分区策略需要通过后续的实验来确定. 考虑到GPU和CPU之间的Proxy Node会造成在GPU和CPU间大量消息交换, 分区策略也会避免将入度和出度特别多的节点放置在分界线上.</text:span></text:p>
      <text:p text:style-name="Text_20_body"><text:s text:c="6"/>数据结构方面, GPU显存和CPU主存方面都将使用基于GPMA<text:span text:style-name="T11">+的数据结构和算法来处理单个计算单元对动态图的更新. GPMA+算法非常适合GPU上极多线程的环境</text:span><text:span text:style-name="T12">(往往有几千个可用线程)</text:span><text:span text:style-name="T11">, 在CPU上由于线程数较少, TryInsert</text:span><text:span text:style-name="T12">+附近的并行循环逻辑可能会根据届时性能测试的结果进行修改. </text:span></text:p>
      <text:p text:style-name="P1"><text:s text:c="6"/>因此在以上主要工作完成之后, 我会尝试继续优化数据通信的策略, 这对多GPU加多CPU的系统也会有帮助. GPU中会尝试Garaph论文中提到的GPU Multi-Streaming方法 或 Groute论文中提到的Distributed Worklist方法, 将负责与主存进行信息交流的GPU线程与负责数据处理的kernel线程分开, 以便减少与主存的信息IO造成GPU计算线程等待的情况.</text:p>
      <text:h text:style-name="Heading_20_1" text:outline-level="1">主要参考文献</text:h>
      <text:p text:style-name="Text_20_body">1. Accelerating Dynamic Graph Analytics on GPUs, VLDB 2017</text:p>
      <text:p text:style-name="Text_20_body"><text:span text:style-name="T13">2</text:span>. Garaph:Efficient GPU-accelerated Graph Processing on a Single Machine with Balanced Replication , ATC 2017</text:p>
      <text:p text:style-name="Text_20_body"><text:span text:style-name="T13">3</text:span>. CGraph: A Correlations-aware Approach for Efficient Concurrent Iterative Graph Processing, ATC 2018</text:p>
      <text:p text:style-name="Text_20_body"><text:span text:style-name="T13">4</text:span>. Dynamic Sparse-Matrix Allocation on GPUs. ISC 2016</text:p>
      <text:p text:style-name="Text_20_body"><text:span text:style-name="T13">5</text:span>. GraPU: Accelerate Streaming Graph Analysis through Preprocessing Buffered Updates. SoCC 2018</text:p>
      <text:p text:style-name="Text_20_body"><text:span text:style-name="T13">6</text:span>. A Study of Partitioning Policies for Graph Analytics on Large-scale Distributed Platforms, VLDB 2019</text:p>
      <text:p text:style-name="Text_20_body"><text:span text:style-name="T13">7</text:span>. Gunrock: a high-performance graph processing library on the GPU. PPOPP 2016</text:p>
      <text:p text:style-name="Text_20_body"><text:span text:style-name="T13">8</text:span>. Groute: An Asynchronous Multi-GPU Programming Model for Irregular Computations. PPOPP 2017</text:p>
      <text:p text:style-name="Text_20_body"><text:span text:style-name="T13">9</text:span>. Synergistic Analysis of Evolving Graphs. TACO 2016</text:p>
      <text:p text:style-name="Text_20_body"><text:span text:style-name="T13">10</text:span>. Chronos: a graph engine for temporal graph analysis. EuroSys 2014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3pt" style:font-name-asian="Source Han Sans CN1" style:font-family-asian="'Source Han Sans CN'" style:font-style-name-asian="Regular" style:font-family-generic-asian="swiss" style:font-pitch-asian="variable" style:font-size-asian="13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09:22:01.588656557</meta:creation-date>
    <dc:date>2020-03-10T01:48:59.680313685</dc:date>
    <meta:editing-duration>PT2H42M43S</meta:editing-duration>
    <meta:editing-cycles>83</meta:editing-cycles>
    <meta:generator>LibreOffice/6.4.1.2$Linux_X86_64 LibreOffice_project/40$Build-2</meta:generator>
    <meta:document-statistic meta:table-count="0" meta:image-count="0" meta:object-count="0" meta:page-count="3" meta:paragraph-count="34" meta:word-count="1724" meta:character-count="3067" meta:non-whitespace-character-count="2807"/>
  </office:meta>
</office:document-meta>
</file>